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Historique" style:family="table">
      <style:table-properties style:width="17cm" table:align="margins"/>
    </style:style>
    <style:style style:name="Historique.A" style:family="table-column">
      <style:table-column-properties style:column-width="2.54cm" style:rel-column-width="9791*"/>
    </style:style>
    <style:style style:name="Historique.B" style:family="table-column">
      <style:table-column-properties style:column-width="2.304cm" style:rel-column-width="8880*"/>
    </style:style>
    <style:style style:name="Historique.C" style:family="table-column">
      <style:table-column-properties style:column-width="3.918cm" style:rel-column-width="15102*"/>
    </style:style>
    <style:style style:name="Historique.D" style:family="table-column">
      <style:table-column-properties style:column-width="8.239cm" style:rel-column-width="31762*"/>
    </style:style>
    <style:style style:name="Historique.A1" style:family="table-cell">
      <style:table-cell-properties style:vertical-align="" fo:background-color="#cc9966" fo:padding="0.097cm" fo:border-left="0.05pt solid #000000" fo:border-right="none" fo:border-top="0.05pt solid #000000" fo:border-bottom="0.05pt solid #000000">
        <style:background-image/>
      </style:table-cell-properties>
    </style:style>
    <style:style style:name="Historique.B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C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9966"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Historique.A3" style:family="table-cell">
      <style:table-cell-properties fo:padding="0.097cm" fo:border-left="0.05pt solid #000000" fo:border-right="none" fo:border-top="none" fo:border-bottom="0.05pt solid #000000"/>
    </style:style>
    <style:style style:name="Historique.B3" style:family="table-cell">
      <style:table-cell-properties fo:padding="0.097cm" fo:border-left="0.05pt solid #000000" fo:border-right="none" fo:border-top="none" fo:border-bottom="0.05pt solid #000000"/>
    </style:style>
    <style:style style:name="Historique.C3" style:family="table-cell">
      <style:table-cell-properties fo:padding="0.097cm" fo:border-left="0.05pt solid #000000" fo:border-right="none" fo:border-top="none" fo:border-bottom="0.05pt solid #000000"/>
    </style:style>
    <style:style style:name="Historique.D3" style:family="table-cell">
      <style:table-cell-properties fo:padding="0.097cm" fo:border-left="0.05pt solid #000000" fo:border-right="0.05pt solid #000000" fo:border-top="none" fo:border-bottom="0.05pt solid #000000"/>
    </style:style>
    <style:style style:name="Historique.A4" style:family="table-cell">
      <style:table-cell-properties fo:padding="0.097cm" fo:border-left="0.05pt solid #000000" fo:border-right="none" fo:border-top="none" fo:border-bottom="0.05pt solid #000000"/>
    </style:style>
    <style:style style:name="Historique.B4" style:family="table-cell">
      <style:table-cell-properties fo:padding="0.097cm" fo:border-left="0.05pt solid #000000" fo:border-right="none" fo:border-top="none" fo:border-bottom="0.05pt solid #000000"/>
    </style:style>
    <style:style style:name="Historique.C4" style:family="table-cell">
      <style:table-cell-properties fo:padding="0.097cm" fo:border-left="0.05pt solid #000000" fo:border-right="none" fo:border-top="none" fo:border-bottom="0.05pt solid #000000"/>
    </style:style>
    <style:style style:name="Historique.D4" style:family="table-cell">
      <style:table-cell-properties fo:padding="0.097cm" fo:border-left="0.05pt solid #000000" fo:border-right="0.05pt solid #000000" fo:border-top="none" fo:border-bottom="0.05pt solid #000000"/>
    </style:style>
    <style:style style:name="Historique.A5" style:family="table-cell">
      <style:table-cell-properties fo:padding="0.097cm" fo:border-left="0.05pt solid #000000" fo:border-right="none" fo:border-top="none" fo:border-bottom="0.05pt solid #000000"/>
    </style:style>
    <style:style style:name="Historique.B5" style:family="table-cell">
      <style:table-cell-properties fo:padding="0.097cm" fo:border-left="0.05pt solid #000000" fo:border-right="none" fo:border-top="none" fo:border-bottom="0.05pt solid #000000"/>
    </style:style>
    <style:style style:name="Historique.C5" style:family="table-cell">
      <style:table-cell-properties fo:padding="0.097cm" fo:border-left="0.05pt solid #000000" fo:border-right="none" fo:border-top="none" fo:border-bottom="0.05pt solid #000000"/>
    </style:style>
    <style:style style:name="Historique.D5" style:family="table-cell">
      <style:table-cell-properties fo:padding="0.097cm" fo:border-left="0.05pt solid #000000" fo:border-right="0.05pt solid #000000" fo:border-top="none" fo:border-bottom="0.05pt solid #000000"/>
    </style:style>
    <style:style style:name="Historique.A6" style:family="table-cell">
      <style:table-cell-properties fo:padding="0.097cm" fo:border-left="0.05pt solid #000000" fo:border-right="none" fo:border-top="none" fo:border-bottom="0.05pt solid #000000"/>
    </style:style>
    <style:style style:name="Historique.B6" style:family="table-cell">
      <style:table-cell-properties fo:padding="0.097cm" fo:border-left="0.05pt solid #000000" fo:border-right="none" fo:border-top="none" fo:border-bottom="0.05pt solid #000000"/>
    </style:style>
    <style:style style:name="Historique.C6" style:family="table-cell">
      <style:table-cell-properties fo:padding="0.097cm" fo:border-left="0.05pt solid #000000" fo:border-right="none" fo:border-top="none" fo:border-bottom="0.05pt solid #000000"/>
    </style:style>
    <style:style style:name="Historique.D6" style:family="table-cell">
      <style:table-cell-properties fo:padding="0.097cm" fo:border-left="0.05pt solid #000000" fo:border-right="0.05pt solid #000000" fo:border-top="none" fo:border-bottom="0.05pt solid #000000"/>
    </style:style>
    <style:style style:name="Historique.A7" style:family="table-cell">
      <style:table-cell-properties fo:padding="0.097cm" fo:border-left="0.05pt solid #000000" fo:border-right="none" fo:border-top="none" fo:border-bottom="0.05pt solid #000000"/>
    </style:style>
    <style:style style:name="Historique.B7" style:family="table-cell">
      <style:table-cell-properties fo:padding="0.097cm" fo:border-left="0.05pt solid #000000" fo:border-right="none" fo:border-top="none" fo:border-bottom="0.05pt solid #000000"/>
    </style:style>
    <style:style style:name="Historique.C7" style:family="table-cell">
      <style:table-cell-properties fo:padding="0.097cm" fo:border-left="0.05pt solid #000000" fo:border-right="none" fo:border-top="none" fo:border-bottom="0.05pt solid #000000"/>
    </style:style>
    <style:style style:name="Historique.D7"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cc9966"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cc9966"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1pt" style:font-size-asian="11pt" style:font-size-complex="11pt"/>
    </style:style>
    <style:style style:name="P2" style:family="paragraph" style:parent-style-name="Table_20_Contents">
      <style:text-properties fo:font-size="11pt" officeooo:rsid="00079fac" officeooo:paragraph-rsid="00165c52" style:font-size-asian="11pt" style:font-size-complex="11pt"/>
    </style:style>
    <style:style style:name="P3" style:family="paragraph" style:parent-style-name="Table_20_Contents">
      <style:text-properties fo:font-size="11pt" officeooo:rsid="00179d6f" officeooo:paragraph-rsid="00179d6f" style:font-size-asian="11pt" style:font-size-complex="11pt"/>
    </style:style>
    <style:style style:name="P4" style:family="paragraph" style:parent-style-name="Table_20_Contents">
      <style:text-properties fo:font-size="11pt" officeooo:rsid="001d3806" officeooo:paragraph-rsid="001d3806" style:font-size-asian="11pt" style:font-size-complex="11pt"/>
    </style:style>
    <style:style style:name="P5" style:family="paragraph" style:parent-style-name="Table_20_Contents">
      <style:text-properties fo:font-size="11pt" officeooo:rsid="00262fc2" officeooo:paragraph-rsid="00262fc2" style:font-size-asian="11pt" style:font-size-complex="11pt"/>
    </style:style>
    <style:style style:name="P6" style:family="paragraph" style:parent-style-name="Table_20_Contents">
      <style:paragraph-properties fo:text-align="center" style:justify-single-word="false"/>
      <style:text-properties fo:font-size="11pt" officeooo:rsid="00262fc2" officeooo:paragraph-rsid="00262fc2" style:font-size-asian="11pt" style:font-size-complex="11pt"/>
    </style:style>
    <style:style style:name="P7" style:family="paragraph" style:parent-style-name="Table_20_Contents">
      <style:text-properties fo:font-size="11pt" officeooo:rsid="0027bc96" officeooo:paragraph-rsid="0027bc96" style:font-size-asian="11pt" style:font-size-complex="11pt"/>
    </style:style>
    <style:style style:name="P8" style:family="paragraph" style:parent-style-name="Table_20_Contents">
      <style:text-properties fo:font-size="11pt" officeooo:rsid="0027e64d" officeooo:paragraph-rsid="0027e64d" style:font-size-asian="11pt" style:font-size-complex="11pt"/>
    </style:style>
    <style:style style:name="P9" style:family="paragraph" style:parent-style-name="Table_20_Contents">
      <style:text-properties fo:font-size="11pt" officeooo:rsid="00311471" officeooo:paragraph-rsid="00311471" style:font-size-asian="11pt" style:font-size-complex="11pt"/>
    </style:style>
    <style:style style:name="P10" style:family="paragraph" style:parent-style-name="Table_20_Contents">
      <style:text-properties fo:font-size="11pt" officeooo:rsid="00397a4d" officeooo:paragraph-rsid="00397a4d" style:font-size-asian="11pt" style:font-size-complex="11pt"/>
    </style:style>
    <style:style style:name="P11" style:family="paragraph" style:parent-style-name="Table_20_Contents">
      <style:text-properties fo:font-size="11pt" officeooo:rsid="003ab063" officeooo:paragraph-rsid="003ab063" style:font-size-asian="11pt" style:font-size-complex="11pt"/>
    </style:style>
    <style:style style:name="P12" style:family="paragraph" style:parent-style-name="Table_20_Contents">
      <style:paragraph-properties fo:background-color="#ffccff">
        <style:background-image/>
      </style:paragraph-properties>
      <style:text-properties fo:font-size="11pt" officeooo:rsid="00079fac" officeooo:paragraph-rsid="00165c52" style:font-size-asian="11pt" style:font-size-complex="11pt"/>
    </style:style>
    <style:style style:name="P13" style:family="paragraph" style:parent-style-name="Table_20_Heading">
      <style:text-properties fo:font-size="11pt" officeooo:rsid="00079fac" officeooo:paragraph-rsid="00165c52" style:font-size-asian="11pt" style:font-size-complex="11pt"/>
    </style:style>
    <style:style style:name="P14" style:family="paragraph" style:parent-style-name="Table_20_Heading">
      <style:text-properties fo:font-size="11pt" officeooo:rsid="00262fc2" officeooo:paragraph-rsid="00262fc2" style:font-size-asian="11pt" style:font-size-complex="11pt"/>
    </style:style>
    <style:style style:name="P15" style:family="paragraph" style:parent-style-name="Standard">
      <style:text-properties officeooo:paragraph-rsid="00165c52"/>
    </style:style>
    <style:style style:name="P16" style:family="paragraph" style:parent-style-name="Standard">
      <style:text-properties officeooo:rsid="001df0c9" officeooo:paragraph-rsid="00262fc2"/>
    </style:style>
    <style:style style:name="P17" style:family="paragraph" style:parent-style-name="Standard">
      <style:paragraph-properties fo:text-align="center" style:justify-single-word="false"/>
      <style:text-properties fo:font-style="italic" officeooo:rsid="00165c52" officeooo:paragraph-rsid="00165c52" style:font-style-asian="italic" style:font-style-complex="italic"/>
    </style:style>
    <style:style style:name="P18" style:family="paragraph" style:parent-style-name="Standard">
      <style:text-properties officeooo:paragraph-rsid="00397a4d"/>
    </style:style>
    <style:style style:name="P19" style:family="paragraph" style:parent-style-name="Text_20_body">
      <style:text-properties officeooo:paragraph-rsid="00262fc2"/>
    </style:style>
    <style:style style:name="P20" style:family="paragraph" style:parent-style-name="Text_20_body">
      <style:text-properties fo:font-style="italic" officeooo:rsid="00178b9f" officeooo:paragraph-rsid="00262fc2" style:font-style-asian="italic" style:font-style-complex="italic"/>
    </style:style>
    <style:style style:name="P21" style:family="paragraph" style:parent-style-name="Text_20_body">
      <style:text-properties officeooo:paragraph-rsid="0028cf7d"/>
    </style:style>
    <style:style style:name="P22" style:family="paragraph" style:parent-style-name="Text_20_body">
      <style:text-properties officeooo:rsid="000d3146"/>
    </style:style>
    <style:style style:name="P23" style:family="paragraph" style:parent-style-name="Text_20_body">
      <style:text-properties officeooo:rsid="00105f20"/>
    </style:style>
    <style:style style:name="P24" style:family="paragraph" style:parent-style-name="Text_20_body">
      <style:text-properties officeooo:paragraph-rsid="0030567a"/>
    </style:style>
    <style:style style:name="P25" style:family="paragraph" style:parent-style-name="Text_20_body">
      <style:text-properties officeooo:paragraph-rsid="00397a4d"/>
    </style:style>
    <style:style style:name="P26" style:family="paragraph" style:parent-style-name="Text_20_body">
      <style:text-properties officeooo:paragraph-rsid="003c21f1"/>
    </style:style>
    <style:style style:name="P27" style:family="paragraph" style:parent-style-name="Standard">
      <style:paragraph-properties fo:line-height="150%" fo:break-before="page"/>
      <style:text-properties fo:font-size="16pt" fo:font-weight="bold" style:font-size-asian="16pt" style:font-weight-asian="bold" style:font-size-complex="16pt" style:font-weight-complex="bold"/>
    </style:style>
    <style:style style:name="P28" style:family="paragraph" style:parent-style-name="Heading_20_3">
      <style:text-properties officeooo:rsid="00262fc2" officeooo:paragraph-rsid="00262fc2"/>
    </style:style>
    <style:style style:name="P29" style:family="paragraph" style:parent-style-name="Heading_20_3">
      <style:text-properties officeooo:rsid="0030567a" officeooo:paragraph-rsid="0030567a"/>
    </style:style>
    <style:style style:name="P30" style:family="paragraph" style:parent-style-name="Heading_20_3">
      <style:text-properties officeooo:rsid="0028cf7d" officeooo:paragraph-rsid="0028cf7d"/>
    </style:style>
    <style:style style:name="P31" style:family="paragraph" style:parent-style-name="Heading_20_3">
      <style:text-properties style:use-window-font-color="true"/>
    </style:style>
    <style:style style:name="P32" style:family="paragraph" style:parent-style-name="Heading_20_3">
      <style:text-properties officeooo:rsid="002f99c6" officeooo:paragraph-rsid="002f99c6"/>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Heading_20_4">
      <style:text-properties officeooo:paragraph-rsid="003e2278"/>
    </style:style>
    <style:style style:name="P35" style:family="paragraph" style:parent-style-name="Heading_20_2">
      <style:text-properties officeooo:rsid="00262fc2" officeooo:paragraph-rsid="00262fc2"/>
    </style:style>
    <style:style style:name="P36" style:family="paragraph" style:parent-style-name="Text_20_body">
      <style:text-properties officeooo:rsid="001df0c9" officeooo:paragraph-rsid="002870ab"/>
    </style:style>
    <style:style style:name="P37" style:family="paragraph" style:parent-style-name="Text_20_body" style:list-style-name="L3">
      <style:text-properties officeooo:paragraph-rsid="00397a4d"/>
    </style:style>
    <style:style style:name="P38" style:family="paragraph" style:parent-style-name="Text_20_body" style:list-style-name="L3">
      <style:text-properties fo:font-weight="normal" officeooo:paragraph-rsid="00397a4d" style:font-weight-asian="normal" style:font-weight-complex="normal"/>
    </style:style>
    <style:style style:name="P39" style:family="paragraph" style:parent-style-name="Text_20_body" style:list-style-name="L5">
      <style:text-properties officeooo:paragraph-rsid="00397a4d"/>
    </style:style>
    <style:style style:name="P40" style:family="paragraph" style:parent-style-name="Text_20_body" style:list-style-name="L6">
      <style:text-properties officeooo:paragraph-rsid="00397a4d"/>
    </style:style>
    <style:style style:name="P41" style:family="paragraph" style:parent-style-name="Text_20_body" style:list-style-name="L7">
      <style:text-properties officeooo:paragraph-rsid="00397a4d"/>
    </style:style>
    <style:style style:name="P42" style:family="paragraph" style:parent-style-name="Text_20_body" style:list-style-name="L8">
      <style:text-properties officeooo:paragraph-rsid="00397a4d"/>
    </style:style>
    <style:style style:name="P43" style:family="paragraph" style:parent-style-name="Text_20_body">
      <style:text-properties officeooo:rsid="001fc2f2"/>
    </style:style>
    <style:style style:name="P44" style:family="paragraph" style:parent-style-name="Text_20_body">
      <style:text-properties officeooo:paragraph-rsid="003e2278"/>
    </style:style>
    <style:style style:name="P45" style:family="paragraph" style:parent-style-name="Text_20_body" style:list-style-name="L9">
      <style:text-properties officeooo:paragraph-rsid="00397a4d"/>
    </style:style>
    <style:style style:name="P46" style:family="paragraph" style:parent-style-name="Text_20_body">
      <style:text-properties fo:language="fr" fo:country="FR"/>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Heading_20_1" style:list-style-nam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2443e2" officeooo:paragraph-rsid="002443e2"/>
    </style:style>
    <style:style style:name="T1" style:family="text">
      <style:text-properties officeooo:rsid="00165c52"/>
    </style:style>
    <style:style style:name="T2" style:family="text">
      <style:text-properties officeooo:rsid="001df0c9"/>
    </style:style>
    <style:style style:name="T3" style:family="text">
      <style:text-properties officeooo:rsid="001e08a1"/>
    </style:style>
    <style:style style:name="T4" style:family="text">
      <style:text-properties officeooo:rsid="001eb91e"/>
    </style:style>
    <style:style style:name="T5" style:family="text">
      <style:text-properties officeooo:rsid="0016909a"/>
    </style:style>
    <style:style style:name="T6" style:family="text">
      <style:text-properties officeooo:rsid="0016afaf"/>
    </style:style>
    <style:style style:name="T7" style:family="text">
      <style:text-properties officeooo:rsid="00173988"/>
    </style:style>
    <style:style style:name="T8" style:family="text">
      <style:text-properties officeooo:rsid="00179d6f"/>
    </style:style>
    <style:style style:name="T9" style:family="text">
      <style:text-properties officeooo:rsid="00180b13"/>
    </style:style>
    <style:style style:name="T10" style:family="text">
      <style:text-properties officeooo:rsid="00185df8"/>
    </style:style>
    <style:style style:name="T11" style:family="text">
      <style:text-properties officeooo:rsid="001d3806"/>
    </style:style>
    <style:style style:name="T12" style:family="text">
      <style:text-properties officeooo:rsid="001ed191"/>
    </style:style>
    <style:style style:name="T13" style:family="text">
      <style:text-properties officeooo:rsid="001fc2f2"/>
    </style:style>
    <style:style style:name="T14" style:family="text">
      <style:text-properties officeooo:rsid="000df932"/>
    </style:style>
    <style:style style:name="T15" style:family="text">
      <style:text-properties officeooo:rsid="000d3146"/>
    </style:style>
    <style:style style:name="T16" style:family="text">
      <style:text-properties officeooo:rsid="00105f20"/>
    </style:style>
    <style:style style:name="T17" style:family="text">
      <style:text-properties officeooo:rsid="0027bc96"/>
    </style:style>
    <style:style style:name="T18" style:family="text">
      <style:text-properties officeooo:rsid="0027e64d"/>
    </style:style>
    <style:style style:name="T19" style:family="text">
      <style:text-properties officeooo:rsid="002c95bc"/>
    </style:style>
    <style:style style:name="T20" style:family="text">
      <style:text-properties officeooo:rsid="002e960b"/>
    </style:style>
    <style:style style:name="T21" style:family="text">
      <style:text-properties officeooo:rsid="002f99c6"/>
    </style:style>
    <style:style style:name="T22" style:family="text">
      <style:text-properties officeooo:rsid="00397a4d"/>
    </style:style>
    <style:style style:name="T23" style:family="text">
      <style:text-properties officeooo:rsid="003ab063"/>
    </style:style>
    <style:style style:name="T24" style:family="text">
      <style:text-properties officeooo:rsid="004158da"/>
    </style:style>
    <style:style style:name="T25" style:family="text">
      <style:text-properties fo:language="fr" fo:country="FR"/>
    </style:style>
    <style:style style:name="T26" style:family="text">
      <style:text-properties officeooo:rsid="0041590a"/>
    </style:style>
    <style:style style:name="T27" style:family="text">
      <style:text-properties officeooo:rsid="00426152"/>
    </style:style>
    <style:style style:name="T28" style:family="text">
      <style:text-properties officeooo:rsid="0044456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
      <text:p text:style-name="P17">PAGE DE GARDE</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8">Table des matières</text:p>
          </text:index-title>
          <text:p text:style-name="P49"><text:a xlink:type="simple" xlink:href="#__RefHeading__1076_357600700">Partie 1 Spécifications<text:tab/>4</text:a></text:p>
          <text:p text:style-name="P47"><text:a xlink:type="simple" xlink:href="#__RefHeading__1202_357600700">I Introduction<text:tab/>4</text:a></text:p>
          <text:p text:style-name="P33"><text:a xlink:type="simple" xlink:href="#__RefHeading__1204_357600700">1 Objectif du document<text:tab/>4</text:a></text:p>
          <text:p text:style-name="P33"><text:a xlink:type="simple" xlink:href="#__RefHeading__1206_357600700">2 Champ d'application<text:tab/>4</text:a></text:p>
          <text:p text:style-name="P33"><text:a xlink:type="simple" xlink:href="#__RefHeading__1208_357600700">3 Définitions et abréviations<text:tab/>4</text:a></text:p>
          <text:p text:style-name="P33"><text:a xlink:type="simple" xlink:href="#__RefHeading__1210_357600700">4 Organisation du document<text:tab/>5</text:a></text:p>
          <text:p text:style-name="P47"><text:a xlink:type="simple" xlink:href="#__RefHeading__1078_357600700">II Description générale<text:tab/>5</text:a></text:p>
          <text:p text:style-name="P33"><text:a xlink:type="simple" xlink:href="#__RefHeading__1212_357600700">1 Environnement du système<text:tab/>5</text:a></text:p>
          <text:p text:style-name="P33"><text:a xlink:type="simple" xlink:href="#__RefHeading__731_1495422941">2 Domaine étudié<text:tab/>5</text:a></text:p>
          <text:p text:style-name="P33"><text:a xlink:type="simple" xlink:href="#__RefHeading__1214_357600700">3 Acteurs<text:tab/>6</text:a></text:p>
          <text:p text:style-name="P33"><text:a xlink:type="simple" xlink:href="#__RefHeading__733_1495422941">4 Fonctionnement du système<text:tab/>7</text:a></text:p>
          <text:p text:style-name="P33"><text:a xlink:type="simple" xlink:href="#__RefHeading__735_1495422941">5 Flux<text:tab/>8</text:a></text:p>
          <text:p text:style-name="P33"><text:a xlink:type="simple" xlink:href="#__RefHeading__1216_357600700">6 Contraintes de développement<text:tab/>9</text:a></text:p>
          <text:p text:style-name="P33"><text:a xlink:type="simple" xlink:href="#__RefHeading__1218_357600700">7 Hypothèses et dépendances<text:tab/>9</text:a></text:p>
          <text:p text:style-name="P33"><text:a xlink:type="simple" xlink:href="#__RefHeading__737_1495422941">8 Périmètre du système<text:tab/>9</text:a></text:p>
          <text:p text:style-name="P33"><text:a xlink:type="simple" xlink:href="#__RefHeading__739_1495422941">9 Extensions<text:tab/>10</text:a></text:p>
          <text:p text:style-name="P49"><text:a xlink:type="simple" xlink:href="#__RefHeading__741_1495422941">Partie 2 Conception<text:tab/>11</text:a></text:p>
        </text:index-body>
      </text:table-of-content>
      <text:p text:style-name="Standard"/>
      <text:p text:style-name="P27"><text:bookmark-start text:name="__RefHeading__1074_357600700"/>Historique des modifications<text:bookmark-end text:name="__RefHeading__1074_357600700"/></text:p>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13">Version</text:p>
            </table:table-cell>
            <table:table-cell table:style-name="Historique.B1" office:value-type="string">
              <text:p text:style-name="P13">Date</text:p>
            </table:table-cell>
            <table:table-cell table:style-name="Historique.C1" office:value-type="string">
              <text:p text:style-name="P13">Auteur</text:p>
            </table:table-cell>
            <table:table-cell table:style-name="Historique.D1" office:value-type="string">
              <text:p text:style-name="P13">Modifications du document</text:p>
            </table:table-cell>
          </table:table-row>
        </table:table-header-rows>
        <table:table-row>
          <table:table-cell table:style-name="Historique.A2" office:value-type="string">
            <text:p text:style-name="P12">Etape 1</text:p>
          </table:table-cell>
          <table:table-cell table:style-name="Historique.B2" office:value-type="string">
            <text:p text:style-name="P2">1<text:span text:style-name="T8">2</text:span>/04/2014</text:p>
          </table:table-cell>
          <table:table-cell table:style-name="Historique.C2" office:value-type="string">
            <text:p text:style-name="P2">Clément GHNASSIA</text:p>
          </table:table-cell>
          <table:table-cell table:style-name="Historique.D2" office:value-type="string">
            <text:p text:style-name="P2">Création du document</text:p>
          </table:table-cell>
        </table:table-row>
        <table:table-row>
          <table:table-cell table:style-name="Historique.A3" office:value-type="string">
            <text:p text:style-name="P12"/>
          </table:table-cell>
          <table:table-cell table:style-name="Historique.B3" office:value-type="string">
            <text:p text:style-name="P3">13/04/2014</text:p>
          </table:table-cell>
          <table:table-cell table:style-name="Historique.C3" office:value-type="string">
            <text:p text:style-name="P3">Clément GHNASSIA</text:p>
          </table:table-cell>
          <table:table-cell table:style-name="Historique.D3" office:value-type="string">
            <text:p text:style-name="P3">Ajout de<text:span text:style-name="T11">s</text:span> partie Acteur<text:span text:style-name="T11">s</text:span> et Contexte du projet</text:p>
          </table:table-cell>
        </table:table-row>
        <table:table-row>
          <table:table-cell table:style-name="Historique.A6" office:value-type="string">
            <text:p text:style-name="P12"/>
          </table:table-cell>
          <table:table-cell table:style-name="Historique.B6" office:value-type="string">
            <text:p text:style-name="P4">14/04/2014</text:p>
          </table:table-cell>
          <table:table-cell table:style-name="Historique.C6" office:value-type="string">
            <text:p text:style-name="P4">Clément GHNASSIA</text:p>
          </table:table-cell>
          <table:table-cell table:style-name="Historique.D6" office:value-type="string">
            <text:p text:style-name="P4">Ajou<text:span text:style-name="T19">t</text:span> des parties Périmètre et Extensions possibles</text:p>
          </table:table-cell>
        </table:table-row>
        <table:table-row>
          <table:table-cell table:style-name="Historique.A6" office:value-type="string">
            <text:p text:style-name="P12"/>
          </table:table-cell>
          <table:table-cell table:style-name="Historique.B6" office:value-type="string">
            <text:p text:style-name="P10">1<text:span text:style-name="T23">4</text:span>/04/2014</text:p>
          </table:table-cell>
          <table:table-cell table:style-name="Historique.C6" office:value-type="string">
            <text:p text:style-name="P10">Thomas SIMON</text:p>
          </table:table-cell>
          <table:table-cell table:style-name="Historique.D6" office:value-type="string">
            <text:p text:style-name="P10">Ajout des parties Contraintes de développement</text:p>
          </table:table-cell>
        </table:table-row>
        <table:table-row>
          <table:table-cell table:style-name="Historique.A6" office:value-type="string">
            <text:p text:style-name="P12"/>
          </table:table-cell>
          <table:table-cell table:style-name="Historique.B6" office:value-type="string">
            <text:p text:style-name="P11">14/04/2014</text:p>
          </table:table-cell>
          <table:table-cell table:style-name="Historique.C6" office:value-type="string">
            <text:p text:style-name="P11">Thomas SIMON</text:p>
          </table:table-cell>
          <table:table-cell table:style-name="Historique.D6" office:value-type="string">
            <text:p text:style-name="P11">Ajout de la partie Flux</text:p>
          </table:table-cell>
        </table:table-row>
        <table:table-row>
          <table:table-cell table:style-name="Historique.A7" office:value-type="string">
            <text:p text:style-name="P12"/>
          </table:table-cell>
          <table:table-cell table:style-name="Historique.B7" office:value-type="string">
            <text:p text:style-name="P9">15/04/2014</text:p>
          </table:table-cell>
          <table:table-cell table:style-name="Historique.C7" office:value-type="string">
            <text:p text:style-name="P9">Clément GHNASSIA</text:p>
          </table:table-cell>
          <table:table-cell table:style-name="Historique.D7" office:value-type="string">
            <text:p text:style-name="P9">Fusion des rapports BD51 et GL52</text:p>
          </table:table-cell>
        </table:table-row>
      </table:table>
      <text:p text:style-name="P15"/>
      <text:h text:style-name="P52" text:outline-level="1"><text:bookmark-start text:name="__RefHeading__1076_357600700"/>Spécifications<text:bookmark-end text:name="__RefHeading__1076_357600700"/></text:h>
      <text:h text:style-name="P35" text:outline-level="2"><text:bookmark-start text:name="__RefHeading__1202_357600700"/>Introduction<text:bookmark-end text:name="__RefHeading__1202_357600700"/></text:h>
      <text:h text:style-name="P28" text:outline-level="3"><text:bookmark-start text:name="__RefHeading__1204_357600700"/>Objectif du document<text:bookmark-end text:name="__RefHeading__1204_357600700"/></text:h>
      <text:p text:style-name="P2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Text_20_body"><text:tab/><text:span text:style-name="T15">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span></text:p>
      <text:p text:style-name="Text_20_body"><text:tab/><text:span text:style-name="T14">Le développement de ce logiciel constitue une point stratégique et crucial pour l'organisation du tour de France. Il permettra, à terme, d'automatiser un certain nombre de processus, et de gagner en efficacité, en rapidité et en précision. Il permettra aussi aux différents intéressés de disposer de données conséquentes sur la course, ce qui donnera ensuite la possibilité d'établir de nombreuses statistiques. A l'aide de ce logiciel, la légendaire course, qui a célébré sa 100ème édition l'année dernière, pourra <text:s/>proposer un aspect moderne qui se révèlera à la hauteur de son prestige.</text:span></text:p>
      <text:h text:style-name="Heading_20_3" text:outline-level="3"><text:bookmark-start text:name="__RefHeading__1206_357600700"/>Champ d'application<text:bookmark-end text:name="__RefHeading__1206_357600700"/></text:h>
      <text:p text:style-name="P23"><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Text_20_body"><text:tab/><text:span text:style-name="T16">L'outil doit être capable de traiter plusieurs éditions du tour de France. Il doit de ce fait bénéficier d'une certaine généricité. A priori, aucune modification ne doit être faite sur le logiciel pour gérer cette situation. Etant donné l'investissement qu'il représente, l'outil s'inscrit sur le long terme et doit être opérationnel aussi longtemps que possible, et ce avec un minimum de maintenance.</text:span></text:p>
      <text:p text:style-name="Text_20_body"><text:tab/><text:span text:style-name="T16">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span></text:p>
      <text:h text:style-name="Heading_20_3" text:outline-level="3"><text:bookmark-start text:name="__RefHeading__1208_357600700"/>Définitions et abréviations<text:bookmark-end text:name="__RefHeading__1208_357600700"/></text:h>
      <text:p text:style-name="P20">Partie à remplir </text:p>
      <text:h text:style-name="Heading_20_3" text:outline-level="3"><text:bookmark-start text:name="__RefHeading__1210_357600700"/><text:soft-page-break/>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4">Partie</text:p>
            </table:table-cell>
            <table:table-cell table:style-name="Organisation.A1" office:value-type="string">
              <text:p text:style-name="P14">Chapitre</text:p>
            </table:table-cell>
            <table:table-cell table:style-name="Organisation.C1" office:value-type="string">
              <text:p text:style-name="P14">Contenu</text:p>
            </table:table-cell>
          </table:table-row>
        </table:table-header-rows>
        <table:table-row>
          <table:table-cell table:style-name="Organisation.A2" table:number-rows-spanned="6" office:value-type="string">
            <text:p text:style-name="P6">Partie 1</text:p>
            <text:p text:style-name="P6">Spécifications</text:p>
          </table:table-cell>
          <table:table-cell table:style-name="Organisation.B2" office:value-type="string">
            <text:p text:style-name="P5">Description générale</text:p>
          </table:table-cell>
          <table:table-cell table:style-name="Organisation.C2" office:value-type="string">
            <text:p text:style-name="P7">Description sommaire et synthétique offrant une vision générale du projet et de ses problématiques, sans toutefois entrer dans un niveau de détail trop important.</text:p>
          </table:table-cell>
        </table:table-row>
        <table:table-row>
          <table:covered-table-cell/>
          <table:table-cell table:style-name="Organisation.B3" office:value-type="string">
            <text:p text:style-name="P5">Besoins fonctionnels</text:p>
          </table:table-cell>
          <table:table-cell table:style-name="Organisation.C3" office:value-type="string">
            <text:p text:style-name="P7">Détail des besoins fonctionnels exprimés par les commanditaires du logiciel ainsi que l'équipe en charge du développement.</text:p>
          </table:table-cell>
        </table:table-row>
        <table:table-row>
          <table:covered-table-cell/>
          <table:table-cell table:style-name="Organisation.B4" office:value-type="string">
            <text:p text:style-name="P5">Spécification des structures de données</text:p>
          </table:table-cell>
          <table:table-cell table:style-name="Organisation.C4" office:value-type="string">
            <text:p text:style-name="P7">Approche détaillée des structure de données associées au logiciel. On y <text:span text:style-name="T18">retrouve</text:span> un diagramme de classe complet pour une visualisation statique, en mettant l'accès sur les entités et leurs interactions</text:p>
          </table:table-cell>
        </table:table-row>
        <table:table-row>
          <table:covered-table-cell/>
          <table:table-cell table:style-name="Organisation.B5" office:value-type="string">
            <text:p text:style-name="P5">Spécification des interfaces externes</text:p>
          </table:table-cell>
          <table:table-cell table:style-name="Organisation.C5" office:value-type="string">
            <text:p text:style-name="P7">Description détaillée des principales interfaces développées (matériel/logiciel, logiciel/logiciel, homme/logiciel)</text:p>
          </table:table-cell>
        </table:table-row>
        <table:table-row table:style-name="Organisation.6">
          <table:covered-table-cell/>
          <table:table-cell table:style-name="Organisation.B6" office:value-type="string">
            <text:p text:style-name="P5">Besoins en performance</text:p>
          </table:table-cell>
          <table:table-cell table:style-name="Organisation.C6" office:value-type="string">
            <text:p text:style-name="P7">Chapitre dédié à l'ensemble des besoins nécessaire pour avoir un fonctionnement optimal du logiciel dans son environnement</text:p>
          </table:table-cell>
        </table:table-row>
        <table:table-row>
          <table:covered-table-cell/>
          <table:table-cell table:style-name="Organisation.B7" office:value-type="string">
            <text:p text:style-name="P5">Contraintes de développement</text:p>
          </table:table-cell>
          <table:table-cell table:style-name="Organisation.C7" office:value-type="string">
            <text:p text:style-name="P8">E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6">Partie 2</text:p>
            <text:p text:style-name="P6">Conception</text:p>
          </table:table-cell>
          <table:table-cell table:style-name="Organisation.B8" office:value-type="string">
            <text:p text:style-name="P5">Modélisation conceptuelle</text:p>
          </table:table-cell>
          <table:table-cell table:style-name="Organisation.C8" office:value-type="string">
            <text:p text:style-name="P1"/>
          </table:table-cell>
        </table:table-row>
        <table:table-row>
          <table:covered-table-cell/>
          <table:table-cell table:style-name="Organisation.B9" office:value-type="string">
            <text:p text:style-name="P5">Modélisation logique</text:p>
          </table:table-cell>
          <table:table-cell table:style-name="Organisation.C9" office:value-type="string">
            <text:p text:style-name="P1"/>
          </table:table-cell>
        </table:table-row>
        <table:table-row>
          <table:table-cell table:style-name="Organisation.A2" office:value-type="string">
            <text:p text:style-name="P6">Partie 3</text:p>
            <text:p text:style-name="P6">Développement</text:p>
          </table:table-cell>
          <table:table-cell table:style-name="Organisation.B10" office:value-type="string">
            <text:p text:style-name="P5"/>
          </table:table-cell>
          <table:table-cell table:style-name="Organisation.C10" office:value-type="string">
            <text:p text:style-name="P1"/>
          </table:table-cell>
        </table:table-row>
      </table:table>
      <text:p text:style-name="Text_20_body"/>
      <text:h text:style-name="Heading_20_2" text:outline-level="2"><text:bookmark-start text:name="__RefHeading__1078_357600700"/>Description <text:span text:style-name="T17">générale</text:span><text:bookmark-end text:name="__RefHeading__1078_357600700"/></text:h>
      <text:h text:style-name="Heading_20_3" text:outline-level="3"><text:bookmark-start text:name="__RefHeading__1212_357600700"/><text:span text:style-name="T2">Environnement</text:span> du système<text:bookmark-end text:name="__RefHeading__1212_357600700"/></text:h>
      <text:p text:style-name="P21"><text:tab/><text:span text:style-name="T6">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span></text:p>
      <text:p text:style-name="P21"><text:tab/><text:span text:style-name="T7">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 et plus de 12 millions de spectateurs se sont amassés sur les bords des routes.</text:span></text:p>
      <text:p text:style-name="P21"><text:tab/><text:span text:style-name="T7">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span></text:p>
      <text:h text:style-name="P29" text:outline-level="3"><text:bookmark-start text:name="__RefHeading__731_1495422941"/>Domaine étudié<text:bookmark-end text:name="__RefHeading__731_1495422941"/></text:h>
      <text:p text:style-name="P24"><text:tab/><text:span text:style-name="T9">Tout d'abord, rappelons que le tour de France est une course qui sillonne l'hexagone chaque </text:span><text:soft-page-break/><text:span text:style-name="T9">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span></text:p>
      <text:p text:style-name="P24"><text:tab/><text:span text:style-name="T10">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span></text:p>
      <text:p text:style-name="P24"><text:tab/><text:span text:style-name="T10">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span></text:p>
      <text:p text:style-name="P24"><text:tab/><text:span text:style-name="T10">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span></text:p>
      <text:h text:style-name="P30" text:outline-level="3"><text:bookmark-start text:name="__RefHeading__1214_357600700"/>Acteurs<text:bookmark-end text:name="__RefHeading__1214_357600700"/></text:h>
      <text:p text:style-name="P36"><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Heading_20_4" text:outline-level="4">Les administrateurs</text:h>
      <text:p text:style-name="P25"><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25"><text:tab/>Bien sûr, ils ne peuvent modifier les résultats et classement de la course en cours ou de celles passées.</text:p>
      <text:h text:style-name="Heading_20_4" text:outline-level="4"><text:bookmark-start text:name="__RefHeading__1088_357600700"/>Le commissaire de course<text:bookmark-end text:name="__RefHeading__1088_357600700"/></text:h>
      <text:p text:style-name="P16"><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P19"><text:tab/><text:span text:style-name="T2">A priori, le commissaire n'a la possibilité d'éditer les données que lorsque la course est encore en cours, c'est à dire qu'il ne peut pas agir de façon rétroactive, à moins qu'un événement majeur change les résultats d'une course étant déjà terminée.</text:span></text:p>
      <text:h text:style-name="Heading_20_4" text:outline-level="4"><text:bookmark-start text:name="__RefHeading__1090_357600700"/>Les commissaires de point de passage<text:bookmark-end text:name="__RefHeading__1090_357600700"/></text:h>
      <text:p text:style-name="P19"><text:tab/><text:span text:style-name="T3">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text:span><text:soft-page-break/><text:span text:style-name="T3">ont été désignés. Le commissaire de course peut modifiée une information saisie par un commissaire, sous réserve de justification. </text:span></text:p>
      <text:p text:style-name="P19"><text:tab/><text:span text:style-name="T4">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span></text:p>
      <text:h text:style-name="Heading_20_4" text:outline-level="4"><text:bookmark-start text:name="__RefHeading__1092_357600700"/>Les journalistes<text:bookmark-end text:name="__RefHeading__1092_357600700"/></text:h>
      <text:p text:style-name="P19"><text:tab/><text:span text:style-name="T1">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span></text:p>
      <text:p text:style-name="P19"><text:tab/><text:span text:style-name="T1">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span></text:p>
      <text:h text:style-name="Heading_20_4" text:outline-level="4"><text:bookmark-start text:name="__RefHeading__1094_357600700"/>Les spectateurs<text:bookmark-end text:name="__RefHeading__1094_357600700"/></text:h>
      <text:p text:style-name="P19"><text:tab/><text:span text:style-name="T1">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span></text:p>
      <text:p text:style-name="P19"><text:tab/><text:span text:style-name="T5">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span></text:p>
      <text:h text:style-name="P31" text:outline-level="3"><text:bookmark-start text:name="__RefHeading__733_1495422941"/>Fonctionnement du système<text:bookmark-end text:name="__RefHeading__733_1495422941"/></text:h>
      <text:p text:style-name="P18">Le fonctionnement de certaines parties du système est à préciser ;</text:p>
      <text:h text:style-name="P34" text:outline-level="4">Inscriptions</text:h>
      <text:p text:style-name="Text_20_body"><text:tab/>On gère l'inscription d'un coureur à un Tour par l’intermédiaire d'un participant. Un participant du Tour est identifié par un numéro de dossard. Les numéros de dossard sont attribués en fonction du classement du tour précédent.</text:p>
      <text:h text:style-name="P34" text:outline-level="4">Classement</text:h>
      <text:p text:style-name="P44"><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34" text:outline-level="4"><text:soft-page-break/>Attribution des points (montagne et sprint)</text:h>
      <text:p text:style-name="Text_20_body"><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34" text:outline-level="4">Prix du plus combatif</text:h>
      <text:p text:style-name="Text_20_body"><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34" text:outline-level="4">Abandon</text:h>
      <text:p text:style-name="P44"><text:tab/>Afin d'avoir un traçage complet, lorsqu'un coureur abandonne, on relève le point de passage précédent qui 'il a franchi. On y ajoute alors le motif de l'abandon.<text:tab/></text:p>
      <text:p text:style-name="P44"><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h text:style-name="Heading_20_4" text:outline-level="4">Administrateur</text:h>
      <text:list xml:id="list8886429204574951967" text:style-name="L3">
        <text:list-item>
          <text:p text:style-name="P38">s'authentifier</text:p>
        </text:list-item>
        <text:list-item>
          <text:p text:style-name="P38">alimenter la base de données</text:p>
          <text:list>
            <text:list-item>
              <text:p text:style-name="P38">ajout nouvelle équipe, coureur, ville ou col</text:p>
            </text:list-item>
          </text:list>
        </text:list-item>
      </text:list>
      <text:list xml:id="list4257341857484731229" text:style-name="L3">
        <text:list-item>
          <text:p text:style-name="P37">gérer le futur tour</text:p>
          <text:list>
            <text:list-item>
              <text:p text:style-name="P37">ajouter les étapes et les points de passage</text:p>
            </text:list-item>
          </text:list>
        </text:list-item>
      </text:list>
      <text:h text:style-name="Heading_20_4" text:outline-level="4">Commissaire de course </text:h>
      <text:list xml:id="list3199978011303641844" text:style-name="L5">
        <text:list-item>
          <text:p text:style-name="P39">s'authentifier</text:p>
        </text:list-item>
      </text:list>
      <text:list xml:id="list1137720430447518087" text:style-name="L5">
        <text:list-item>
          <text:p text:style-name="P39">gérer une étape</text:p>
          <text:list text:style-name="L6">
            <text:list-item>
              <text:p text:style-name="P40">saisir le classement de l'étape</text:p>
            </text:list-item>
            <text:list-item>
              <text:p text:style-name="P40">attribuer les points récoltés aux différents points de passage</text:p>
            </text:list-item>
            <text:list-item>
              <text:p text:style-name="P40">mise à jour des classements généraux</text:p>
            </text:list-item>
            <text:list-item>
              <text:p text:style-name="P40">ajouter un abandon éventuel</text:p>
            </text:list-item>
            <text:list-item>
              <text:p text:style-name="P40">saisir le résultat du vote du plus combatif</text:p>
            </text:list-item>
          </text:list>
        </text:list-item>
      </text:list>
      <text:list xml:id="list6268452347817281148" text:style-name="L7">
        <text:list-item>
          <text:p text:style-name="P41">gérer les données existantes</text:p>
          <text:list>
            <text:list-item>
              <text:p text:style-name="P41">modification des informations saisies par un commissaire de point de passage</text:p>
            </text:list-item>
          </text:list>
        </text:list-item>
      </text:list>
      <text:h text:style-name="Heading_20_4" text:outline-level="4">Commissaire de point de passage</text:h>
      <text:list xml:id="list3859984492954551633" text:style-name="L8">
        <text:list-item>
          <text:p text:style-name="P42">gérer le classement d'un point de passage</text:p>
          <text:list>
            <text:list-item>
              <text:p text:style-name="P42">saisir le classement</text:p>
            </text:list-item>
          </text:list>
        </text:list-item>
      </text:list>
      <text:h text:style-name="Heading_20_4" text:outline-level="4"><text:soft-page-break/>Spectateur/Journaliste</text:h>
      <text:list xml:id="list635967334596608396" text:style-name="L9">
        <text:list-item>
          <text:p text:style-name="P45">récolter des informations</text:p>
        </text:list-item>
      </text:list>
      <text:h text:style-name="P28" text:outline-level="3"><text:bookmark-start text:name="__RefHeading__1216_357600700"/>Contraintes <text:s/>de développement<text:bookmark-end text:name="__RefHeading__1216_357600700"/></text:h>
      <text:p text:style-name="Text_20_body"><text:tab/><text:span text:style-name="T25">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46"><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46"><text:tab/><text:span text:style-name="T26">En ce qui concerne le système de gestion de base de données(SGBD), </text:span>Oracle <text:span text:style-name="T26">Database de l'entreprise Oracle nous</text:span> <text:span text:style-name="T26">a été imposée. Le choix de la version se fera entre </text:span>10g ou 11g. <text:span text:style-name="T26">Bien que l'outil soit multi-plateforme, on privilégiera un système d'exploitation de type Windows a des fins de simplicité d'implémentation et de compatibilité. </text:span></text:p>
      <text:p text:style-name="P46"><text:tab/>L'exploitation de la base de données s’effectuera avec le langage PL/SQL. Il s'agit d'un langage <text:span text:style-name="T27">propriétaire procédural et structuré.</text:span> <text:span text:style-name="T27">Il a été crée par Oracle et est utilisé dans le cadre de bases de données relationnelles. Sa particularité est de pouvoir combiner des requêtes et des instructions procédurales dans le but de créer des traitements complexes.</text:span></text:p>
      <text:p text:style-name="P46"><text:tab/>L'application doit être livrée sous forme de site Web. Le site respectera les normes imposées par le <text:bookmark text:name="firstHeading"/>World Wide Web Consortium <text:span text:style-name="T26">(W3C)</text:span>. Il s'agit d'un organisme qui développe des standards pour le Web. Les <text:span text:style-name="T26">langages</text:span> utilisés seront donc HTML, CSS et JavaScript.</text:p>
      <text:p text:style-name="P46"><text:tab/>Pour la phase de création, l'environnement de développement <text:span text:style-name="T28">nécessaire</text:span> est Oracle Application Express également appelé ApEx. Il permet un <text:span text:style-name="T28">développement</text:span> rapide d'applications Web ut<text:span text:style-name="T24">i</text:span>lisant une base de données Oracle.</text:p>
      <text:h text:style-name="P28" text:outline-level="3"><text:bookmark-start text:name="__RefHeading__1218_357600700"/>Hypothèses et dépendances<text:bookmark-end text:name="__RefHeading__1218_357600700"/></text:h>
      <text:h text:style-name="Heading_20_3" text:outline-level="3"><text:bookmark-start text:name="__RefHeading__737_1495422941"/>Périmètre du système<text:bookmark-end text:name="__RefHeading__737_1495422941"/></text:h>
      <text:p text:style-name="Text_20_body"><text:tab/><text:span text:style-name="T20">N</text:span>ous allons <text:span text:style-name="T20">maintenant</text:span>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Text_20_body"><text:tab/>La première grande partie <text:span text:style-name="T21">du logiciel</text:span> est liée <text:s/>à la gestion de la course. Elle est utilisée par les <text:span text:style-name="T12">organisateurs pour la création de la course et par</text:span> commissaires qui saisissent les résultats au sein du système. Bien évidemment, chaque type d'acteur aura des privilèges différents suivant ses responsabilités et des prérogatives dans le cadre de l'évènement. Chacun de ces utilisateur aura un niveau d'accès personnalisé, évitant ainsi certaines manipulations, entraînant des informations erronées ou non cohérentes</text:p>
      <text:p text:style-name="Text_20_body"><text:tab/><text:span text:style-name="T21">Une</text:span> deuxième partie concernera la visualisation des différents détails de la course aux acteurs n'ayant accès au système <text:span text:style-name="T21">que</text:span> dans un but informatif, et n <text:span text:style-name="T21">n'ayant aucune responsabilité quant</text:span>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text:soft-page-break/>accès en lecture seule, mais avec pour objectif de les transmettre à un large public.</text:p>
      <text:p text:style-name="Text_20_body"><text:span text:style-name="T22"><text:tab/>C</text:span>es deux parties porteront uniquement sur un Tour de France et plus précisément celui de l'année 2012. De ce fait, les modifications de point de règlement d'un Tour à l'autre ne sont pas gérées.</text:p>
      <text:p text:style-name="Text_20_body"><text:tab/>Une sous-partie du système permet également de gérer les contrôles anti-dopage. Cette gestion se limite à la saisie d'un contrôle à une date donnée pour un coureur. Le résultat de se contrôle peut aussi être saisi.</text:p>
      <text:h text:style-name="P32" text:outline-level="3"><text:bookmark-start text:name="__RefHeading__739_1495422941"/>Extensions<text:bookmark-end text:name="__RefHeading__739_1495422941"/></text:h>
      <text:p text:style-name="P43"><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26"><text:tab/><text:span text:style-name="T13">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Union Cycliste Internationale) tel que les résultats de la course ou les contrôles anti-dopage.</text:span></text:p>
      <text:p text:style-name="Text_20_body"><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Text_20_body"><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50" text:outline-level="1"/>
      <text:h text:style-name="P51" text:outline-level="1"><text:bookmark-start text:name="__RefHeading__741_1495422941"/>Conception<text:bookmark-end text:name="__RefHeading__741_149542294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15:00:19.667728000</meta:creation-date>
    <dc:date>2014-04-15T22:02:02.070613000</dc:date>
    <meta:editing-duration>PT7H57M34S</meta:editing-duration>
    <meta:editing-cycles>47</meta:editing-cycles>
    <meta:generator>LibreOffice/4.1.4.2$MacOSX_x86 LibreOffice_project/0a0440ccc0227ad9829de5f46be37cfb6edcf72</meta:generator>
    <meta:document-statistic meta:table-count="2" meta:image-count="0" meta:object-count="0" meta:page-count="11" meta:paragraph-count="161" meta:word-count="3463" meta:character-count="21785" meta:non-whitespace-character-count="18446"/>
  </office:meta>
</office:document-meta>
</file>